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1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0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0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99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2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3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4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4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4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4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0:34:00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5T21:15:41.298000000</dc:date>
    <meta:editing-duration>P49DT17H1M58S</meta:editing-duration>
    <meta:editing-cycles>1237</meta:editing-cycles>
    <meta:generator>LibreOffice/5.4.3.2$Windows_X86_64 LibreOffice_project/92a7159f7e4af62137622921e809f8546db437e5</meta:generator>
    <dc:creator>James Petts</dc:creator>
    <meta:document-statistic meta:table-count="3" meta:cell-count="4009" meta:object-count="0"/>
  </office:meta>
</office:document-meta>
</file>